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6];0)" office:value-type="float" office:value="49">
            <text:p>49</text:p>
          </table:table-cell>
          <table:table-cell table:formula="oooc:=[.K2]/[.K10]" office:value-type="percentage" office:value="0.335616438356164">
            <text:p>33,6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96">
            <text:p>96</text:p>
          </table:table-cell>
          <table:table-cell table:formula="oooc:=[.K3]/[.K10]" office:value-type="percentage" office:value="0.657534246575342">
            <text:p>65,8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ooc:=COUNTIF([.E2:.E146];1)" office:value-type="float" office:value="18">
            <text:p>18</text:p>
          </table:table-cell>
          <table:table-cell table:formula="oooc:=[.K5]/[.K10]" office:value-type="percentage" office:value="0.123287671232877">
            <text:p>12,3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approval: needs approval</text:p>
          </table:table-cell>
          <table:table-cell table:formula="oooc:=COUNTIF([.E2:.E146];2)" office:value-type="float" office:value="16">
            <text:p>16</text:p>
          </table:table-cell>
          <table:table-cell table:style-name="ce15" table:formula="oooc:=[.K6]/[.K10]" office:value-type="percentage" office:value="0.10958904109589">
            <text:p>11,0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6];3)" office:value-type="float" office:value="62">
            <text:p>62</text:p>
          </table:table-cell>
          <table:table-cell table:style-name="ce15" table:formula="oooc:=([.K7]/[.K10])" office:value-type="percentage" office:value="0.424657534246575">
            <text:p>42,5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6])" office:value-type="float" office:value="53">
            <text:p>53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"/>
          <table:table-cell office:value-type="string">
            <text:p>Total icons</text:p>
          </table:table-cell>
          <table:table-cell office:value-type="float" office:value="146">
            <text:p>146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31">31/01/2007</text:date>, <text:time>14.00.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31T14:00:49</dc:date>
    <dc:language>it-IT</dc:language>
    <meta:editing-cycles>84</meta:editing-cycles>
    <meta:editing-duration>P2DT18H25M12S</meta:editing-duration>
    <meta:user-defined meta:name="Info 1"/>
    <meta:user-defined meta:name="Info 2"/>
    <meta:user-defined meta:name="Info 3"/>
    <meta:user-defined meta:name="Info 4"/>
    <meta:document-statistic meta:table-count="3" meta:cell-count="783"/>
  </office:meta>
</office:document-meta>
</file>